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2.7cm" fo:min-width="8.45cm" fo:padding-top="0.15cm" fo:padding-bottom="0.15cm" fo:padding-left="0.275cm" fo:padding-right="0.275cm"/>
    </style:style>
    <style:style style:name="gr2" style:family="graphic" style:parent-style-name="standard">
      <style:graphic-properties draw:stroke="solid" draw:stroke-dash="Dashed_20__28_var_29_" svg:stroke-width="0.05cm" svg:stroke-color="#000000" draw:marker-start-width="0.275cm" draw:marker-end-width="0.275cm" draw:fill="solid" draw:fill-color="#cccccc" draw:textarea-horizontal-align="justify" draw:textarea-vertical-align="middle" draw:auto-grow-height="false" fo:min-height="2.5cm" fo:min-width="8.45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1.2cm" fo:min-width="4.45cm" fo:padding-top="0.15cm" fo:padding-bottom="0.15cm" fo:padding-left="0.275cm" fo:padding-right="0.275cm"/>
    </style:style>
    <style:style style:name="gr4" style:family="graphic" style:parent-style-name="objectwithoutfill">
      <style:graphic-properties draw:stroke="solid"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Dashed_20__28_var_29_" svg:stroke-width="0.05cm" svg:stroke-color="#000000" draw:marker-start-width="0.275cm" draw:marker-end-width="0.275cm" draw:fill="solid" draw:fill-color="#cccccc" draw:textarea-horizontal-align="justify" draw:textarea-vertical-align="middle" draw:auto-grow-height="false" fo:min-height="2.5cm" fo:min-width="4.65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3" style:family="paragraph">
      <loext:graphic-properties draw:fill="solid" draw:fill-color="#cccccc"/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start"/>
      <style:text-properties fo:font-size="9pt" style:font-size-asian="9pt" style:font-size-complex="9pt"/>
    </style:style>
    <style:style style:name="P5" style:family="paragraph">
      <loext:graphic-properties draw:fill="none"/>
      <style:paragraph-properties fo:text-align="start"/>
      <style:text-properties fo:font-size="9pt" style:font-size-asian="9pt" style:font-size-complex="9pt"/>
    </style:style>
    <style:style style:name="P6" style:family="paragraph">
      <style:paragraph-properties fo:text-align="end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9cm" svg:height="3cm" svg:x="3cm" svg:y="2cm">
          <text:p text:style-name="P1"><text:span text:style-name="T1">u8x8_display_Setup</text:span></text:p>
          <text:p text:style-name="P1"><text:span text:style-name="T1">u8x8_display_Init</text:span></text:p>
          <text:p text:style-name="P1"><text:span text:style-name="T1">u8x8_display_SetPowerSave</text:span></text:p>
          <text:p text:style-name="P1"><text:span text:style-name="T1">u8x8_display_SetFlipMode</text:span></text:p>
          <text:p text:style-name="P1"><text:span text:style-name="T1">u8x8_display_SetContrast</text:span></text:p>
          <text:p text:style-name="P1"><text:span text:style-name="T1">u8x8_display_ClearScreen</text:span></text:p>
          <text:p text:style-name="P1"><text:span text:style-name="T1">u8x8_display_DrawTi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cm" svg:height="2.8cm" svg:x="3cm" svg:y="5cm">
          <text:p text:style-name="P1"><text:span text:style-name="T1">Callback</text:span></text:p>
          <text:p text:style-name="P1"><text:span text:style-name="T1">U8X8_MSG_DISPLAY_SETUP</text:span></text:p>
          <text:p text:style-name="P1"><text:span text:style-name="T1">U8X8_MSG_DISPLAY_INIT</text:span></text:p>
          <text:p text:style-name="P1"><text:span text:style-name="T1">U8X8_MSG_DISPLAY_SET_POWER_SAVE</text:span></text:p>
          <text:p text:style-name="P1"><text:span text:style-name="T1">U8X8_MSG_DISPLAY_SET_FLIP_MODE</text:span></text:p>
          <text:p text:style-name="P1"><text:span text:style-name="T1">U8X8_MSG_DISPLAY_SET_CONTRAST</text:span></text:p>
          <text:p text:style-name="P1"><text:span text:style-name="T1">U8X8_MSG_DISPLAY_DRAW_TI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1.5cm" svg:x="5cm" svg:y="7.8cm">
          <text:p text:style-name="P1"><text:span text:style-name="T1">u8x8_d_helper_display_setup</text:span></text:p>
          <text:p text:style-name="P1"><text:span text:style-name="T1">u8x8_d_helper_display_init</text:span></text:p>
          <draw:enhanced-geometry svg:viewBox="0 0 21600 21600" draw:type="rectangle" draw:enhanced-path="M 0 0 L 21600 0 21600 21600 0 21600 0 0 Z N"/>
        </draw:custom-shape>
        <draw:polygon draw:style-name="gr4" draw:text-style-name="P5" draw:layer="layout" svg:width="5.199cm" svg:height="3.799cm" svg:x="3cm" svg:y="7.8cm" svg:viewBox="0 0 5200 3800" draw:points="0,0 2000,0 2000,1500 5200,1500 5200,3800 0,3800">
          <text:p text:style-name="P4"/>
          <text:p text:style-name="P4"/>
          <text:p text:style-name="P4"/>
          <text:p text:style-name="P4"/>
          <text:p text:style-name="P4">u8x8_cad_Init</text:p>
          <text:p text:style-name="P4">u8x8_cad_SendCmd</text:p>
          <text:p text:style-name="P4">u8x8_cad_SendArg</text:p>
          <text:p text:style-name="P4">u8x8_cad_SendData</text:p>
          <text:p text:style-name="P4">u8x8_cad_StartTransfer</text:p>
          <text:p text:style-name="P4">u8x8_cad_EndTransfer</text:p>
        </draw:polygon>
        <draw:custom-shape draw:style-name="gr5" draw:text-style-name="P3" draw:layer="layout" svg:width="5.2cm" svg:height="2.8cm" svg:x="3cm" svg:y="11.6cm">
          <text:p text:style-name="P1"><text:span text:style-name="T1">Callback</text:span></text:p>
          <text:p text:style-name="P1"><text:span text:style-name="T1">U8X8_MSG_CAD_INIT</text:span></text:p>
          <text:p text:style-name="P1"><text:span text:style-name="T1">U8X8_MSG_CAD_SEND_CMD</text:span></text:p>
          <text:p text:style-name="P1"><text:span text:style-name="T1">U8X8_MSG_CAD_SEND_ARG</text:span></text:p>
          <text:p text:style-name="P1"><text:span text:style-name="T1">U8X8_MSG_CAD_SEND_DATA</text:span></text:p>
          <text:p text:style-name="P1"><text:span text:style-name="T1">U8X8_MSG_CAD_START_TRANSFER</text:span></text:p>
          <text:p text:style-name="P1"><text:span text:style-name="T1">U8X8_MSG_CAD_END_TRANSFER</text:span></text:p>
          <draw:enhanced-geometry svg:viewBox="0 0 21600 21600" draw:type="rectangle" draw:enhanced-path="M 0 0 L 21600 0 21600 21600 0 21600 0 0 Z N"/>
        </draw:custom-shape>
        <draw:polygon draw:style-name="gr4" draw:text-style-name="P5" draw:layer="layout" svg:width="8.999cm" svg:height="8.299cm" svg:x="3cm" svg:y="7.8cm" svg:viewBox="0 0 9000 8300" draw:points="0,6600 5200,6600 5200,1500 7000,1500 7000,0 9000,0 9000,8300 0,8300">
          <text:p text:style-name="P6">u8x8_gpio_Init</text:p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7T14:52:37.917233023</meta:creation-date>
    <dc:date>2015-10-17T15:38:20.322309052</dc:date>
    <meta:editing-duration>PT15M11S</meta:editing-duration>
    <meta:editing-cycles>2</meta:editing-cycles>
    <meta:generator>LibreOffice/4.4.2.2$Linux_X86_64 LibreOffice_project/40m0$Build-2</meta:generator>
    <meta:document-statistic meta:object-count="6"/>
  </office:meta>
</office:document-meta>
</file>